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8.0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enaming voor Inventaris Bladel (SSW)</text:p>
          </table:table-cell>
          <table:table-cell office:value-type="string" calcext:value-type="string">
            <text:p>Uri GWSW</text:p>
          </table:table-cell>
          <table:table-cell office:value-type="string" calcext:value-type="string">
            <text:p>Fysiek object type</text:p>
          </table:table-cell>
        </table:table-row>
        <table:table-row table:style-name="ro2">
          <table:table-cell office:value-type="string" calcext:value-type="string">
            <text:p>Blinde put</text:p>
          </table:table-cell>
          <table:table-cell office:value-type="string" calcext:value-type="string">
            <text:p><text:a xlink:href="https://data.gwsw.nl/1.6/Basis/BlindePut" xlink:type="simple">https://data.gwsw.nl/1.6/Basis/BlindePut</text:a>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Vacuümopslagtank</text:p>
          </table:table-cell>
          <table:table-cell office:value-type="string" calcext:value-type="string">
            <text:p><text:a xlink:href="https://data.gwsw.nl/1.6/Basis/Vacuumopslagtank" xlink:type="simple">https://data.gwsw.nl/1.6/Basis/Vacuumopslagtank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Loze put</text:p>
          </table:table-cell>
          <table:table-cell office:value-type="string" calcext:value-type="string">
            <text:p><text:a xlink:href="https://data.gwsw.nl/1.6/Basis/LozePut" xlink:type="simple">https://data.gwsw.nl/1.6/Basis/LozePut</text:a>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Doorlaat</text:p>
          </table:table-cell>
          <table:table-cell office:value-type="string" calcext:value-type="string">
            <text:p><text:a xlink:href="https://data.gwsw.nl/1.6/Basis/Doorlaat" xlink:type="simple">https://data.gwsw.nl/1.6/Basis/Doorlaat</text:a></text:p>
          </table:table-cell>
          <table:table-cell office:value-type="string" calcext:value-type="string">
            <text:p>Constructieonderdeel</text:p>
          </table:table-cell>
        </table:table-row>
        <table:table-row table:style-name="ro3">
          <table:table-cell office:value-type="string" calcext:value-type="string">
            <text:p>Bijzondere putconstructie</text:p>
          </table:table-cell>
          <table:table-cell office:value-type="string" calcext:value-type="string">
            <text:p><text:a xlink:href="https://data.gwsw.nl/1.6/Basis/BijzonderePutconstructie" xlink:type="simple">https://data.gwsw.nl/1.6/Basis/BijzonderePutconstructie</text:a>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Erfafscheidingsput</text:p>
          </table:table-cell>
          <table:table-cell office:value-type="string" calcext:value-type="string">
            <text:p><text:a xlink:href="https://data.gwsw.nl/1.6/Basis/Erfscheidingsput" xlink:type="simple">https://data.gwsw.nl/1.6/Basis/Erfscheidingsput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Infiltratieput</text:p>
          </table:table-cell>
          <table:table-cell office:value-type="string" calcext:value-type="string">
            <text:p><text:a xlink:href="https://data.gwsw.nl/1.6/Basis/Infiltatieput" xlink:type="simple">https://data.gwsw.nl/1.6/Basis/Infiltatieput</text:a>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Inlaat</text:p>
          </table:table-cell>
          <table:table-cell office:value-type="string" calcext:value-type="string">
            <text:p><text:a xlink:href="https://data.gwsw.nl/1.6/Basis/Inlaat" xlink:type="simple">https://data.gwsw.nl/1.6/Basis/Inlaat</text:a></text:p>
          </table:table-cell>
          <table:table-cell office:value-type="string" calcext:value-type="string">
            <text:p>Constructieonderdeel</text:p>
          </table:table-cell>
        </table:table-row>
        <table:table-row table:style-name="ro3">
          <table:table-cell office:value-type="string" calcext:value-type="string">
            <text:p>Reinigende put</text:p>
          </table:table-cell>
          <table:table-cell office:value-type="string" calcext:value-type="string">
            <text:p><text:a xlink:href="https://data.gwsw.nl/1.6/Basis/ReinigendePut" xlink:type="simple">https://data.gwsw.nl/1.6/Basis/ReinigendePut</text:a>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Interne overstortput</text:p>
          </table:table-cell>
          <table:table-cell office:value-type="string" calcext:value-type="string">
            <text:p><text:a xlink:href="https://data.gwsw.nl/1.6/Basis/InterneOverstorput" xlink:type="simple">https://data.gwsw.nl/1.6/Basis/InterneOverstorput</text:a>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Externe overstortput</text:p>
          </table:table-cell>
          <table:table-cell office:value-type="string" calcext:value-type="string">
            <text:p><text:a xlink:href="https://data.gwsw.nl/1.6/Basis/ExterneOverstortput" xlink:type="simple">https://data.gwsw.nl/1.6/Basis/ExterneOverstortput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Inspectieput</text:p>
          </table:table-cell>
          <table:table-cell office:value-type="string" calcext:value-type="string">
            <text:p><text:a xlink:href="https://data.gwsw.nl/1.6/Basis/Inspectieput" xlink:type="simple">https://data.gwsw.nl/1.6/Basis/Inspectieput</text:a>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Hondenhokput</text:p>
          </table:table-cell>
          <table:table-cell office:value-type="string" calcext:value-type="string">
            <text:p><text:a xlink:href="https://data.gwsw.nl/1.6/Basis/Hondehokput" xlink:type="simple">https://data.gwsw.nl/1.6/Basis/Hondehokput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Kruisingsput</text:p>
          </table:table-cell>
          <table:table-cell office:value-type="string" calcext:value-type="string">
            <text:p><text:a xlink:href="https://data.gwsw.nl/1.6/Basis/Kruisingsput" xlink:type="simple">https://data.gwsw.nl/1.6/Basis/Kruisingsput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Lozingsput</text:p>
          </table:table-cell>
          <table:table-cell office:value-type="string" calcext:value-type="string">
            <text:p><text:a xlink:href="https://data.gwsw.nl/1.6/Basis/Lozingsput" xlink:type="simple">https://data.gwsw.nl/1.6/Basis/Lozingsput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Pompunit</text:p>
          </table:table-cell>
          <table:table-cell office:value-type="string" calcext:value-type="string">
            <text:p><text:a xlink:href="https://data.gwsw.nl/1.6/Basis/Pompunit" xlink:type="simple">https://data.gwsw.nl/1.6/Basis/Pompunit</text:a>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Mechanische afsluiter</text:p>
          </table:table-cell>
          <table:table-cell office:value-type="string" calcext:value-type="string">
            <text:p><text:a xlink:href="https://data.gwsw.nl/1.6/Basis/MechanischeAfslluiter" xlink:type="simple">https://data.gwsw.nl/1.6/Basis/MechanischeAfsluiter</text:a></text:p>
          </table:table-cell>
          <table:table-cell office:value-type="string" calcext:value-type="string">
            <text:p>Constructieonderdeel</text:p>
          </table:table-cell>
        </table:table-row>
        <table:table-row table:style-name="ro2">
          <table:table-cell office:value-type="string" calcext:value-type="string">
            <text:p>Pompput</text:p>
          </table:table-cell>
          <table:table-cell office:value-type="string" calcext:value-type="string">
            <text:p><text:a xlink:href="https://data.gwsw.nl/1.6/Basis/Pompput" xlink:type="simple">https://data.gwsw.nl/1.6/Basis/Pompput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Stuwput</text:p>
          </table:table-cell>
          <table:table-cell office:value-type="string" calcext:value-type="string">
            <text:p><text:a xlink:href="https://data.gwsw.nl/1.6/Basis/Stuwput" xlink:type="simple">https://data.gwsw.nl/1.6/Basis/Stuwput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Wervelput</text:p>
          </table:table-cell>
          <table:table-cell office:value-type="string" calcext:value-type="string">
            <text:p><text:a xlink:href="https://data.gwsw.nl/1.6/Basis/Wervelput" xlink:type="simple">https://data.gwsw.nl/1.6/Basis/Wervelput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Zinkerput</text:p>
          </table:table-cell>
          <table:table-cell office:value-type="string" calcext:value-type="string">
            <text:p><text:a xlink:href="https://data.gwsw.nl/1.6/Basis/Zinkerput" xlink:type="simple">https://data.gwsw.nl/1.6/Basis/Zinkerput</text:a></text:p>
          </table:table-cell>
          <table:table-cell office:value-type="string" calcext:value-type="string">
            <text:p>Put</text:p>
          </table:table-cell>
        </table:table-row>
        <table:table-row table:style-name="ro2">
          <table:table-cell office:value-type="string" calcext:value-type="string">
            <text:p>Drainageput</text:p>
          </table:table-cell>
          <table:table-cell office:value-type="string" calcext:value-type="string">
            <text:p><text:a xlink:href="https://data.gwsw.nl/1.6/Basis/Drainageput" xlink:type="simple">https://data.gwsw.nl/1.6/Basis/Drainageput</text:a></text:p>
          </table:table-cell>
          <table:table-cell office:value-type="string" calcext:value-type="string">
            <text:p>Put</text:p>
          </table:table-cell>
        </table:table-row>
        <table:table-row table:style-name="ro3">
          <table:table-cell office:value-type="string" calcext:value-type="string">
            <text:p>Infiltratiereservoir</text:p>
          </table:table-cell>
          <table:table-cell office:value-type="string" calcext:value-type="string">
            <text:p><text:a xlink:href="https://data.gwsw.nl/1.6/Basis/Infiltratiereservoir" xlink:type="simple">https://data.gwsw.nl/1.6/Basis/Infiltratiereservoir</text:a></text:p>
          </table:table-cell>
          <table:table-cell office:value-type="string" calcext:value-type="string">
            <text:p>Bouwwerk</text:p>
          </table:table-cell>
        </table:table-row>
        <table:table-row table:style-name="ro3">
          <table:table-cell office:value-type="string" calcext:value-type="string">
            <text:p>Bergbezinkbassin</text:p>
          </table:table-cell>
          <table:table-cell office:value-type="string" calcext:value-type="string">
            <text:p><text:a xlink:href="https://data.gwsw.nl/1.6/Basis/Bergbezinkbassin" xlink:type="simple">https://data.gwsw.nl/1.6/Basis/Bergbezinkbassin</text:a></text:p>
          </table:table-cell>
          <table:table-cell office:value-type="string" calcext:value-type="string">
            <text:p>Bouwwerk</text:p>
          </table:table-cell>
        </table:table-row>
        <table:table-row table:style-name="ro2">
          <table:table-cell office:value-type="string" calcext:value-type="string">
            <text:p>Rioolgemaal</text:p>
          </table:table-cell>
          <table:table-cell office:value-type="string" calcext:value-type="string">
            <text:p><text:a xlink:href="https://data.gwsw.nl/1.6/Basis/Rioolgemaal" xlink:type="simple">https://data.gwsw.nl/1.6/Basis/Rioolgemaal</text:a></text:p>
          </table:table-cell>
          <table:table-cell office:value-type="string" calcext:value-type="string">
            <text:p>Bouwwerk</text:p>
          </table:table-cell>
        </table:table-row>
        <table:table-row table:style-name="ro3">
          <table:table-cell office:value-type="string" calcext:value-type="string">
            <text:p>Boostergemaal</text:p>
          </table:table-cell>
          <table:table-cell office:value-type="string" calcext:value-type="string">
            <text:p><text:a xlink:href="https://data.gwsw.nl/1.6/Basis/Boostergemaal" xlink:type="simple">https://data.gwsw.nl/1.6/Basis/Boostergemaal</text:a></text:p>
          </table:table-cell>
          <table:table-cell office:value-type="string" calcext:value-type="string">
            <text:p>Bouwwerk</text:p>
          </table:table-cell>
        </table:table-row>
        <table:table-row table:style-name="ro3">
          <table:table-cell office:value-type="string" calcext:value-type="string">
            <text:p>Vacuumpompstation</text:p>
          </table:table-cell>
          <table:table-cell office:value-type="string" calcext:value-type="string">
            <text:p><text:a xlink:href="https://data.gwsw.nl/1.6/Basis/Vacuumpompstation" xlink:type="simple">https://data.gwsw.nl/1.6/Basis/Vacuumpompstation</text:a></text:p>
          </table:table-cell>
          <table:table-cell office:value-type="string" calcext:value-type="string">
            <text:p>Bouwwerk</text:p>
          </table:table-cell>
        </table:table-row>
        <table:table-row table:style-name="ro2">
          <table:table-cell office:value-type="string" calcext:value-type="string">
            <text:p>Vijzelgemaal</text:p>
          </table:table-cell>
          <table:table-cell office:value-type="string" calcext:value-type="string">
            <text:p><text:a xlink:href="https://data.gwsw.nl/1.6/Basis/Vijzelgemaal" xlink:type="simple">https://data.gwsw.nl/1.6/Basis/Vijzelgemaal</text:a></text:p>
          </table:table-cell>
          <table:table-cell office:value-type="string" calcext:value-type="string">
            <text:p>Bouwwerk</text:p>
          </table:table-cell>
        </table:table-row>
        <table:table-row table:style-name="ro2">
          <table:table-cell office:value-type="string" calcext:value-type="string">
            <text:p>Spoelgemaal</text:p>
          </table:table-cell>
          <table:table-cell office:value-type="string" calcext:value-type="string">
            <text:p><text:a xlink:href="https://data.gwsw.nl/1.6/Basis/Spoelgemaal" xlink:type="simple">https://data.gwsw.nl/1.6/Basis/Spoelgemaal</text:a></text:p>
          </table:table-cell>
          <table:table-cell office:value-type="string" calcext:value-type="string">
            <text:p>Bouwwerk</text:p>
          </table:table-cell>
        </table:table-row>
        <table:table-row table:style-name="ro3">
          <table:table-cell office:value-type="string" calcext:value-type="string">
            <text:p>Riooleindgemaal</text:p>
          </table:table-cell>
          <table:table-cell office:value-type="string" calcext:value-type="string">
            <text:p><text:a xlink:href="https://data.gwsw.nl/1.6/Basis/Riooleindgemaal" xlink:type="simple">https://data.gwsw.nl/1.6/Basis/Riooleindgemaal</text:a></text:p>
          </table:table-cell>
          <table:table-cell office:value-type="string" calcext:value-type="string">
            <text:p>Bouwwerk</text:p>
          </table:table-cell>
        </table:table-row>
        <table:table-row table:style-name="ro2">
          <table:table-cell office:value-type="string" calcext:value-type="string">
            <text:p>Nooduitlaat</text:p>
          </table:table-cell>
          <table:table-cell office:value-type="string" calcext:value-type="string">
            <text:p><text:a xlink:href="https://data.gwsw.nl/1.6/Basis/Nooduitlaat" xlink:type="simple">https://data.gwsw.nl/1.6/Basis/Nooduitlaat</text:a></text:p>
          </table:table-cell>
          <table:table-cell office:value-type="string" calcext:value-type="string">
            <text:p>Bouwwerk</text:p>
          </table:table-cell>
        </table:table-row>
        <table:table-row table:style-name="ro2">
          <table:table-cell office:value-type="string" calcext:value-type="string">
            <text:p>Uitstroombak</text:p>
          </table:table-cell>
          <table:table-cell office:value-type="string" calcext:value-type="string">
            <text:p><text:a xlink:href="https://data.gwsw.nl/1.6/Basis/Uitstroombak" xlink:type="simple">https://data.gwsw.nl/1.6/Basis/Uitstroombak</text:a></text:p>
          </table:table-cell>
          <table:table-cell office:value-type="string" calcext:value-type="string">
            <text:p>Bouwwerk</text:p>
          </table:table-cell>
        </table:table-row>
        <table:table-row table:style-name="ro4">
          <table:table-cell office:value-type="string" calcext:value-type="string">
            <text:p>Inlaat oppervlaktewater</text:p>
          </table:table-cell>
          <table:table-cell office:value-type="string" calcext:value-type="string">
            <text:p><text:a xlink:href="https://data.gwsw.nl/1.6/Basis/InlaatOppervlaktewater" xlink:type="simple">https://data.gwsw.nl/1.6/Basis/InlaatOppervlaktewater</text:a></text:p>
          </table:table-cell>
          <table:table-cell office:value-type="string" calcext:value-type="string">
            <text:p>Bouwwerk</text:p>
          </table:table-cell>
        </table:table-row>
        <table:table-row table:style-name="ro3">
          <table:table-cell office:value-type="string" calcext:value-type="string">
            <text:p>Stuwmuur</text:p>
          </table:table-cell>
          <table:table-cell office:value-type="string" calcext:value-type="string">
            <text:p><text:a xlink:href="https://data.gwsw.nl/1.6/Basis/Stuwmuur" xlink:type="simple">https://data.gwsw.nl/1.6/Basis/Stuwmuur</text:a></text:p>
          </table:table-cell>
          <table:table-cell office:value-type="string" calcext:value-type="string">
            <text:p>Constructieonderdeel</text:p>
          </table:table-cell>
        </table:table-row>
        <table:table-row table:style-name="ro3">
          <table:table-cell office:value-type="string" calcext:value-type="string">
            <text:p>Overstortdrempel</text:p>
          </table:table-cell>
          <table:table-cell office:value-type="string" calcext:value-type="string">
            <text:p><text:a xlink:href="https://data.gwsw.nl/1.6/Basis/Overstortdrempel" xlink:type="simple">https://data.gwsw.nl/1.6/Basis/Overstortdrempel</text:a></text:p>
          </table:table-cell>
          <table:table-cell office:value-type="string" calcext:value-type="string">
            <text:p>Constructieonderdeel</text:p>
          </table:table-cell>
        </table:table-row>
        <table:table-row table:style-name="ro3">
          <table:table-cell office:value-type="string" calcext:value-type="string">
            <text:p>Uitlaatconstructie</text:p>
          </table:table-cell>
          <table:table-cell office:value-type="string" calcext:value-type="string">
            <text:p><text:a xlink:href="https://data.gwsw.nl/1.6/Basis/Uitlaatconstructie" xlink:type="simple">https://data.gwsw.nl/1.6/Basis/Uitlaatconstructie</text:a></text:p>
          </table:table-cell>
          <table:table-cell office:value-type="string" calcext:value-type="string">
            <text:p>Bouwwe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6T11:16:09.797000000</meta:creation-date>
    <dc:date>2024-06-26T11:17:16.714000000</dc:date>
    <meta:editing-duration>PT1M7S</meta:editing-duration>
    <meta:editing-cycles>1</meta:editing-cycles>
    <meta:generator>LibreOffice/7.0.3.1$Windows_X86_64 LibreOffice_project/d7547858d014d4cf69878db179d326fc3483e082</meta:generator>
    <meta:document-statistic meta:table-count="1" meta:cell-count="111" meta:object-count="0"/>
  </office:meta>
</office:document-meta>
</file>